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9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3" is written in pencil and circled in the top right corner of the page.]</text:p>
      <text:p text:style-name="P3"/>
      <text:p text:style-name="P2">An explanatory lecture/</text:p>
      <text:p text:style-name="P2"/>
      <text:p text:style-name="P3">[Page 1]</text:p>
      <text:p text:style-name="P3">My Brethren! <text:s/>With the portion of the law designated for this Sabbath,/ begins the fourth division of the Pentateuch. <text:s/>I presume, it is familiarly/ known to all of you, that the names by which the five books of/ Moses are distinguished in the vernacular, originated with the Greek/ translators of the Bible, and that they are not headed in the Hebrew,/ by an equally corresponding term. <text:s/>For, with the exception of the fifth/ volume, which is sometimes called [Hebrew] "the repetition of the law,/ that is, Deuteronomy, the others draw their appellation from a/ word which occurs in the opening sentence of each book, but which/ has no reference whatever to its contents. <text:s/>Thus, the present division/ is styled [Hebrew] "In the wilderness" not because the circumstances/ narrated therein happened in deserts, but simply to distinguish it from/ the others by means of a phrase which is met in the first verse thereof./ <text:s/>However, this book, like the precedent, affords us, at the very/ commencement, an important information, namely; how the will/ of God was revealed unto Moses. <text:s/>We have been taught that before/ the Tabernacle had been erected, the inspired son of Amram communed/ with the Omnipotent upon the mountain consecrated by his Divinity;/ but when a superb structure was reared in the midst of Israel's camp,/ and by universal assent was dedicated to the heavenly Deliverer,/ then, the same edifice became the medium, whereby the faithful/ servant of the Lord obtained inspiration. <text:s/>He presented himself/ <text:soft-page-break/>within the veil that separated the ark--in which the Decalogue/ was deposited--from the rest of the building, and as he approached/</text:p>
      <text:p text:style-name="P3"/>
      <text:p text:style-name="P3">[Page 2]</text:p>
      <text:p text:style-name="P3">the centre of the mercy-seat between the Cherubim, the divine/ afflatus descended on him. <text:s/>This instruction, my friends! is/ conveyed by the expression [Hebrew] "And the Lord/ spoke unto Moses in the wilderness of Sinai, in the Tabernacle of/ the Congregation." <text:s/>It tells us that in accordance with the promise/ made ere the Sanctuary had been constructed--as we read in Exodus,/ [Hebrew] "And I will meet thee there"--God vouchsafed to/ manifest his will to Moses in the place where his glory was/ worshipped[sic!]. <text:s/>It must however be acknowledged that the/ English rendering of the words [Hebrew], does not clearly define the/ sense attached to them. <text:s/>It is too general, to be applied solely/ to the holy of holies, so that rather than "tabernacle of the congre-/-gation" the "Shrine of divine commission" would be a more expressive,/ though not so literal a translation. <text:s/>For, it was exclusively at/ that sacred spot, say our Rabbins, that revelation was obtained,/ [Hebrew] "There the voice ceased, and it was not/ heard beyond its precincts"./</text:p>
      <text:p text:style-name="P3">Our section then continues to relate that when a year had fully been/ spent at Sinai in preparing the Sanctuary with all its appurtenances,/ and in attending to the heavenly tuition continued in the foregoing/ volumes, a census was taken of the twelve tribes, from among the/ males able to carry arms, in order that their leader might become/ acquainted with the material strength under his charge. <text:s/>For, hu-/-manly speaking, it was the design and wish of Providence/</text:p>
      <text:p text:style-name="P3"/>
      <text:p text:style-name="P3">[Page 3]</text:p>
      <text:p text:style-name="P3">that Israel should march onward without further delay to the/ conquest of the land of promise. <text:s/>But the mutinous/ deportment subsequently exhibited at Paran, elicited the grievous/ judgment that doomed an entire generation to perish in the wild-/-erness. <text:s/>However, in the anticipation of a forward movement,/ directions were given as to the manner in which the hosts of the/ Lord should proceed. <text:s/>Judah as the most numerous and/ powerful led the van. <text:s/>And under the folds of his standard were/ covered his brothers Issachar and Zebulun, the youngest children of/ his mother Leah. <text:s/>At his right-hand followed Reuben, as second/ in rank, though first in birth--for, his trespass had deprived him/ of the right of primogeniture. <text:s/>His ensign represented also Simeon,/ and because Levy was exempt from military duties, therefore Gad/ the first-born of his mother's handmaid occupied his position./ <text:s/>Protected in front by so formidable an array of warriors, the/ sanctuary was conveyed in the train by the officiating Levites, the/ descendants of Kohath. <text:s/>Then Ephraim, the younger son of/ Joseph, but whom Jacob had given preeminence over the senior brother,/ set forth westwardly, and both Menasseh and Benjamin inti-/-mately allied by the ties of consanguinity, were marshalled beneath/ the same flag. <text:s/>The rear rereguard[sic!], however, was formed by/ Dan, the first born of Rachel's handmaid, in conjunction with the/ two brothers, who claimed a similar extraction./</text:p>
      <text:p text:style-name="P3">It is thus perceived by the above description, that the twelve tribes/</text:p>
      <text:p text:style-name="P3"/>
      <text:p text:style-name="P3">[Page 4]</text:p>
      <text:p text:style-name="P3">of Israel, while marching in perfect order, under the folds of/ four distinct banners, surrounded the ark of the covenant, and/ guarded it on all sides from inimical assault. <text:s/>That sacred/ oracle was the heart, as it were, which sent life and vigour through/ the body of the Hebrew nation. <text:s/>Its capture denoted certain defeat,/ and burning disgrace; wherefore was a mighty panoply cast/ around it. <text:s/>History records an incident, when it fell into the/ power of the Philistines, and its sorrowful results; and in the/ book we have commenced this Sabbath it is narrated, that the/ inspired leader of our ancestors, would not suffer it to accompany/ the refractory people, who swayed by unmanly fear, refused to/ face the Canaanites, but who threatened with a punishment, imagined/ to avert it by rashly falling on their foes [Hebrew]/ "But neither the ark of the covenant of the Lord, nor Moses/ departed from the camp." <text:s/>Now, my <text:soft-page-break/>Brethren!/ touching the character of the banners that floated in the<text:span text:style-name="T1">se</text:span><text:span text:style-name="T2"> air/ over the myriads of Israel, we must rely altogether upon/ Rabbinical tradition, for nothing can we gather from Holy/ Writ that will shed light on the subject. <text:s/>Our sages/ have written, that the natural colours of the twelve precious/ stones borne by the high-priest on the breast-plate were severally/ reproduced on the ensigns round which our fathers rallied;/ so that by such means every individual knew the station assigned/ to him and order was preserved./</text:span></text:p>
      <text:p text:style-name="P6"/>
      <text:p text:style-name="P6">[Page 5]</text:p>
      <text:p text:style-name="P6">But in addition to this statement, they assert that on the/ standard of Judah was emblazoned a lion, because to that/ animal he had been likened in Jacob's prophetic benediction;/ that on the flag of Reuben stood the figure of a human-being,/ in allusion to the mandrakes found by the father of that tribe, and/ to which the ancients ascribed a procreative influence./ <text:s/>That on the banner of Ephraim was represented an ox, because/ Joshua, who sprung from that stock, was in the mind of Moses,/--as he expressed himself in his last blessing [Hebrew], the first-/born steer, who became a glory to Joseph's lineage. <text:s/>And they/ finally say that on the ensign of Dan appeared an eagle,/ for, both the patriarch and the godly chieftain when near their/ demise, attributed to him velocity and strength./</text:p>
      <text:p text:style-name="P6">You may perhaps have already observed, my dear Brethren! that/ the emblems just delineated, agree precisely with the figures/ seen by Ezekiel, when the glory of God rested on him/ at the river Chebar; and which constitute<text:span text:style-name="T1">s</text:span> a principal feature/ in his inexplicable vision. <text:s/>Arguing upon that/ identity, the Talmudists and at later times the Cabbalists, have/ given expression to thoughts, which we deem above our com-/-prehension. <text:s/>They have speculated on the character of those/ symbols, and sought in them some met<text:span text:style-name="T1">h</text:span>aphysical construction./ <text:s/>But we prefer to remain silent, and conform with the health-/-ful counsel of a moralist of old [Hebrew]/</text:p>
      <text:p text:style-name="P6"/>
      <text:p text:style-name="P6">[Page 6]</text:p>
      <text:p text:style-name="P6">[Hebrew] "Seek not out what is too hard for thee,/ neither search what is concealed, but remain satisfied with/ pondering on that to which the mind can have access."/ <text:s/>Nevertheless, my friends! whether we rely implicitly on the/ assertion of the Rabbins in the present instance, or whether we/ refuse it acceptance, <text:span text:style-name="T3">this</text:span><text:span text:style-name="T4"> we must believe; that the govern-/-ment of Israel was supernatural in all its bearings, so that/ even the arraying of their armies, their military regulations,/ their outgoings and their encampments, were directed by the/ Almighty Liberator and Lawgiver "who went before them with a/ pillar of cloud by day to lead them in the way, and by night/ with a pillar of fire to give them light" <text:s/>It being thus,/ it should not seem incredible that a mysterious connexion[sic!]/ might have existed between the hosts of Gods' chosen people,/ and the celestial hosts, and that the relation should be typified/ by the four figures above referred to. <text:s/>Indeed it is not im-/-probable that the sages held forth this idea, when they wrote/ [Hebrew] "The kingdom of the earth is like the/ heavenly kingdom. <text:s/>Be that as it may, let it/ suffice us, my Brethren, if we apply ourselves to the study of/ that which is obvious to the understanding, namely, the moral/ truths enunciated in the Scriptures, and the virtues they/ inculcate, for, then shall we obtain favor in the sight/</text:span></text:p>
      <text:p text:style-name="P6"><text:span text:style-name="T4"/></text:p>
      <text:p text:style-name="P6"><text:span text:style-name="T4">[Page 7]</text:span></text:p>
      <text:p text:style-name="P6"><text:span text:style-name="T4">of God and man. <text:s/>The attainment of learning is not/ the main duty of religion, but the righteous actuary, which/ will redound to our own and our neighbour's advantage./ <text:s/>[Hebrew]. <text:s/>May we exemplify/ this maxim in all our walks of lif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5:21:28.24</meta:creation-date>
    <dc:date>2012-11-26T10:58:00.98</dc:date>
    <meta:editing-duration>PT1H8M3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0" meta:word-count="1711" meta:character-count="10656"/>
  </office:meta>
</office:document-meta>
</file>